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o Ottina 795130<text:tab/><text:tab/><text:tab/><text:tab/><text:tab/><text:tab/><text:tab/><text:tab/><text:tab/>A.A. 2019/2020</text:p>
      <text:p text:style-name="P1">Università degli Studi di Torino – polo Scienze della Natura</text:p>
      <text:p text:style-name="P1">Laurea Magistrale in Informatica</text:p>
      <text:p text:style-name="P1">Corso: Tecnologie del linguaggio naturale</text:p>
      <text:p text:style-name="P1">Parte di: Luigi Di Ca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25S</meta:editing-duration>
    <meta:editing-cycles>3</meta:editing-cycles>
    <meta:generator>OpenOffice/4.1.7$Win32 OpenOffice.org_project/417m1$Build-9800</meta:generator>
    <dc:date>2020-11-27T18:18:15.38</dc:date>
    <meta:document-statistic meta:table-count="0" meta:image-count="0" meta:object-count="0" meta:page-count="1" meta:paragraph-count="5" meta:word-count="29" meta:character-count="198"/>
    <dc:creator>Marco Ottina</dc:creator>
    <meta:user-defined meta:name="Info 1"/>
    <meta:user-defined meta:name="Info 2"/>
    <meta:user-defined meta:name="Info 3"/>
    <meta:user-defined meta:name="Info 4"/>
  </office:meta>
</office:document-meta>
</file>